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Βασικό" style:master-page-name="MP0" style:family="paragraph">
      <style:paragraph-properties fo:break-before="page"/>
    </style:style>
  </office:automatic-styles>
  <office:body>
    <office:text text:use-soft-page-breaks="true">
      <text:p text:style-name="P1">The magnificent Caribbean countries are blessed<text:s/>with far more than<text:s/>their justifiable share of the planet's natural beauty. From the long-lasting panoramas of white sand beaches and aquamarine oceans, to the plush, verdant interiors decorated with rainforests, waterfalls, swamps and volcanic mountains, there is a jaw-dropping picture-postcard image at every turn of your hea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ΕΛΕΣΑ</meta:initial-creator>
    <dc:creator>ΑΜΠΑΖΗ ΕΛΕΣΑ</dc:creator>
    <meta:creation-date>2020-09-03T11:14:00Z</meta:creation-date>
    <dc:date>2020-09-03T11:20:00Z</dc:date>
    <meta:template xlink:href="Normal" xlink:type="simple"/>
    <meta:editing-cycles>1</meta:editing-cycles>
    <meta:editing-duration>PT360S</meta:editing-duration>
    <meta:document-statistic meta:page-count="1" meta:paragraph-count="1" meta:word-count="56" meta:character-count="377" meta:row-count="2" meta:non-whitespace-character-count="322"/>
  </office:meta>
</office:document-meta>
</file>